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58053" officeooo:paragraph-rsid="00058053"/>
    </style:style>
    <style:style style:name="P2" style:family="paragraph" style:parent-style-name="Heading_20_1">
      <style:paragraph-properties fo:break-before="page"/>
      <style:text-properties fo:language="en" fo:country="US" officeooo:rsid="00058053" officeooo:paragraph-rsid="00058053"/>
    </style:style>
    <style:style style:name="P3" style:family="paragraph" style:parent-style-name="Heading_20_1">
      <style:text-properties fo:language="en" fo:country="US" officeooo:rsid="00058053" officeooo:paragraph-rsid="00058053"/>
    </style:style>
    <style:style style:name="P4" style:family="paragraph" style:parent-style-name="Heading_20_1">
      <style:paragraph-properties fo:break-before="page"/>
      <style:text-properties fo:language="en" fo:country="US" officeooo:rsid="00060e44" officeooo:paragraph-rsid="00060e44"/>
    </style:style>
    <style:style style:name="P5" style:family="paragraph" style:parent-style-name="Heading_20_1">
      <style:text-properties fo:language="en" fo:country="US" officeooo:rsid="00060e44" officeooo:paragraph-rsid="00060e44"/>
    </style:style>
    <style:style style:name="P6" style:family="paragraph" style:parent-style-name="Heading_20_1">
      <style:paragraph-properties fo:break-before="page"/>
      <style:text-properties fo:language="en" fo:country="US" officeooo:rsid="0008911a" officeooo:paragraph-rsid="0008911a"/>
    </style:style>
    <style:style style:name="P7" style:family="paragraph" style:parent-style-name="Standard">
      <style:text-properties fo:language="en" fo:country="US" officeooo:rsid="00060e44" officeooo:paragraph-rsid="00060e44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rsid="0006924b" officeooo:paragraph-rsid="0006924b"/>
    </style:style>
    <style:style style:name="P10" style:family="paragraph" style:parent-style-name="Subtitle">
      <style:text-properties fo:language="en" fo:country="US" officeooo:rsid="00058053" officeooo:paragraph-rsid="00058053"/>
    </style:style>
    <style:style style:name="P11" style:family="paragraph" style:parent-style-name="Text_20_body">
      <style:text-properties fo:language="en" fo:country="US" officeooo:rsid="00058053" officeooo:paragraph-rsid="00058053"/>
    </style:style>
    <style:style style:name="P12" style:family="paragraph" style:parent-style-name="Text_20_body">
      <style:paragraph-properties fo:text-align="end" style:justify-single-word="false"/>
      <style:text-properties fo:language="en" fo:country="US" officeooo:rsid="00058053" officeooo:paragraph-rsid="00058053"/>
    </style:style>
    <style:style style:name="P13" style:family="paragraph" style:parent-style-name="Text_20_body">
      <style:text-properties fo:language="en" fo:country="US" officeooo:rsid="00060e44" officeooo:paragraph-rsid="00060e44"/>
    </style:style>
    <style:style style:name="P14" style:family="paragraph" style:parent-style-name="Text_20_body">
      <style:text-properties fo:language="en" fo:country="US" fo:font-style="italic" officeooo:rsid="00058053" officeooo:paragraph-rsid="00058053" style:font-style-asian="italic" style:font-style-complex="italic"/>
    </style:style>
    <style:style style:name="P15" style:family="paragraph" style:parent-style-name="Text_20_body">
      <style:text-properties fo:language="en" fo:country="US" officeooo:rsid="0008911a" officeooo:paragraph-rsid="0008911a"/>
    </style:style>
    <style:style style:name="P16" style:family="paragraph" style:parent-style-name="Text_20_body">
      <style:text-properties style:font-name="Liberation Mono" fo:language="en" fo:country="US" officeooo:rsid="0006924b" officeooo:paragraph-rsid="0006924b"/>
    </style:style>
    <style:style style:name="P17" style:family="paragraph" style:parent-style-name="Text_20_body" style:list-style-name="L1">
      <style:text-properties style:font-name="Liberation Mono" fo:language="en" fo:country="US" officeooo:rsid="0006924b" officeooo:paragraph-rsid="0006924b"/>
    </style:style>
    <style:style style:name="P18" style:family="paragraph" style:parent-style-name="Text_20_body">
      <style:text-properties style:font-name="Liberation Mono" fo:language="en" fo:country="US" officeooo:rsid="0008911a" officeooo:paragraph-rsid="0008911a"/>
    </style:style>
    <style:style style:name="P19" style:family="paragraph" style:parent-style-name="Text_20_body">
      <style:text-properties style:font-name="Liberation Mono" fo:language="en" fo:country="US" style:text-underline-style="solid" style:text-underline-width="auto" style:text-underline-color="font-color" fo:font-weight="bold" officeooo:rsid="0008911a" officeooo:paragraph-rsid="0008911a" style:font-weight-asian="bold" style:font-weight-complex="bold"/>
    </style:style>
    <style:style style:name="P20" style:family="paragraph" style:parent-style-name="Text_20_body">
      <style:text-properties style:font-name="Liberation Mono" fo:language="en" fo:country="US" fo:font-style="normal" style:text-underline-style="solid" style:text-underline-width="auto" style:text-underline-color="font-color" fo:font-weight="bold" officeooo:rsid="0008911a" officeooo:paragraph-rsid="0008911a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style:font-name="Liberation Mono" fo:font-size="10pt" fo:language="en" fo:country="US" officeooo:rsid="0008911a" officeooo:paragraph-rsid="0008911a" style:font-size-asian="10pt" style:font-size-complex="10pt"/>
    </style:style>
    <style:style style:name="P22" style:family="paragraph" style:parent-style-name="Text_20_body">
      <style:text-properties style:font-name="Liberation Mono" fo:font-size="10pt" fo:language="en" fo:country="US" officeooo:rsid="0008911a" officeooo:paragraph-rsid="0008911a"/>
    </style:style>
    <style:style style:name="P23" style:family="paragraph" style:parent-style-name="Text_20_body">
      <style:text-properties style:font-name="Liberation Mono" fo:font-size="10pt" fo:language="en" fo:country="US" fo:font-style="normal" style:text-underline-style="none" fo:font-weight="normal" officeooo:rsid="00095ff3" officeooo:paragraph-rsid="00095ff3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Mono" fo:font-size="10pt" fo:language="en" fo:country="US" officeooo:rsid="00095ff3" officeooo:paragraph-rsid="00095ff3"/>
    </style:style>
    <style:style style:name="P25" style:family="paragraph" style:parent-style-name="Text_20_body">
      <style:text-properties style:font-name="Liberation Mono" fo:font-size="10pt" fo:language="en" fo:country="US" style:text-underline-style="none" fo:font-weight="normal" officeooo:rsid="00095ff3" officeooo:paragraph-rsid="00095ff3" style:font-weight-asian="normal" style:font-weight-complex="normal"/>
    </style:style>
    <style:style style:name="P26" style:family="paragraph" style:parent-style-name="Text_20_body">
      <style:text-properties style:font-name="Liberation Mono" fo:font-size="8pt" fo:language="en" fo:country="US" officeooo:rsid="00060e44" officeooo:paragraph-rsid="00060e44"/>
    </style:style>
    <style:style style:name="P27" style:family="paragraph" style:parent-style-name="Text_20_body">
      <style:paragraph-properties fo:line-height="100%"/>
      <style:text-properties style:font-name="Liberation Mono" fo:font-size="8pt" fo:letter-spacing="normal" fo:language="en" fo:country="US" officeooo:rsid="00058053" officeooo:paragraph-rsid="00058053"/>
    </style:style>
    <style:style style:name="P28" style:family="paragraph" style:parent-style-name="Text_20_body" style:list-style-name="L1">
      <style:text-properties fo:color="#c9211e" loext:opacity="100%" style:font-name="Liberation Mono" fo:language="en" fo:country="US" officeooo:rsid="0006924b" officeooo:paragraph-rsid="0006924b"/>
    </style:style>
    <style:style style:name="P29" style:family="paragraph" style:parent-style-name="Title">
      <style:text-properties fo:language="en" fo:country="US" officeooo:rsid="00058053" officeooo:paragraph-rsid="00058053"/>
    </style:style>
    <style:style style:name="T1" style:family="text">
      <style:text-properties officeooo:rsid="00060e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c9211e" loext:opacity="100%"/>
    </style:style>
    <style:style style:name="T6" style:family="text">
      <style:text-properties officeooo:rsid="000931eb"/>
    </style:style>
    <style:style style:name="T7" style:family="text">
      <style:text-properties officeooo:rsid="00095ff3"/>
    </style:style>
    <style:style style:name="T8" style:family="text">
      <style:text-properties officeooo:rsid="0009727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/>
      <text:p text:style-name="P29"/>
      <text:p text:style-name="P11"/>
      <text:p text:style-name="P11"/>
      <text:p text:style-name="P11"/>
      <text:p text:style-name="P11"/>
      <text:p text:style-name="P29">U2G-Protocol</text:p>
      <text:p text:style-name="P10">Documentation “just in case”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Gie “Max” Vanommeslaeghe</text:p>
      <text:p text:style-name="P12">2023-03-13</text:p>
      <text:h text:style-name="P2" text:outline-level="1">Introduction</text:h>
      <text:p text:style-name="P11">This is a very quick documentation of the various packets used in my U2G project. </text:p>
      <text:h text:style-name="P3" text:outline-level="1">Structure Definition Format</text:h>
      <text:p text:style-name="P11">This documentation follows the SDF laid out by lcdr. A quick summary is that the value inside of []-brackets is representative of the variable type, and the string after the “-” is the name of that variable. </text:p>
      <text:p text:style-name="P11"><text:span text:style-name="T2">Tabs</text:span> indicate that this variable is conditional or a part of the above variable. </text:p>
      <text:p text:style-name="P14">For example:</text:p>
      <text:p text:style-name="P27">[u8] – Count</text:p>
      <text:p text:style-name="P27"><text:tab/>[u32] – id</text:p>
      <text:p text:style-name="P27"><text:tab/>[u32] – value</text:p>
      <text:p text:style-name="P11">Notates that there is an u8 or “unsigned char” containing the number of times the following variables, id and value, are repeated.</text:p>
      <text:p text:style-name="P11"/>
      <text:p text:style-name="P13">If statements are also possible:</text:p>
      <text:p text:style-name="P26">[u8] – is_trigger_active</text:p>
      <text:p text:style-name="P26">if is_trigger_active:</text:p>
      <text:p text:style-name="P26"><text:tab/>[u8] – only read when trigger is active</text:p>
      <text:p text:style-name="P26"/>
      <text:p text:style-name="P7">Structures can also contain “macros”, which look like the following:</text:p>
      <text:p text:style-name="P7"/>
      <text:p text:style-name="P26">def Vector3:</text:p>
      <text:p text:style-name="P26"><text:tab/>[float] – x</text:p>
      <text:p text:style-name="P26"><text:tab/>[float] – y</text:p>
      <text:p text:style-name="P26"><text:tab/>[float] – z</text:p>
      <text:p text:style-name="P8">This can thus later be used as:</text:p>
      <text:p text:style-name="P8"/>
      <text:p text:style-name="P26">[vector3] – position</text:p>
      <text:p text:style-name="P8">Which will mean the three floats are there, in the same order as defined. </text:p>
      <text:p text:style-name="P26"/>
      <text:p text:style-name="P26"/>
      <text:h text:style-name="P4" text:outline-level="1">Network Version</text:h>
      <text:p text:style-name="P7">The network version is something that is defined before the Message Identifier definitions in the source code. It <text:span text:style-name="T3">must</text:span><text:span text:style-name="T4"> match the server’s network version in order for a connection to be made. </text:span></text:p>
      <text:p text:style-name="P7"><text:span text:style-name="T4"/></text:p>
      <text:p text:style-name="P9"><text:span text:style-name="T4">This documentation is concerning NET_VERSION = 2.</text:span></text:p>
      <text:p text:style-name="P7"><text:span text:style-name="T4"/></text:p>
      <text:h text:style-name="P5" text:outline-level="1">Message Identifiers</text:h>
      <text:p text:style-name="P15"><text:span text:style-name="T1">M</text:span>essage identifiers are stored as a uint32 class enum. However, they are notably written in the packets as u8’s. Meaning they only take 2 bytes and have a limit of 255. </text:p>
      <text:p text:style-name="P15">Identifiers marked in <text:span text:style-name="T5">dark red</text:span> are packets that are sent from the server to the client. </text:p>
      <text:list xml:id="list682701500" text:style-name="L1">
        <text:list-item>
          <text:p text:style-name="P28">135 – ID_STREAM_SETTINGS</text:p>
        </text:list-item>
        <text:list-item>
          <text:p text:style-name="P17">136 – ID_HANDSHAKE</text:p>
        </text:list-item>
        <text:list-item>
          <text:p text:style-name="P28">137 – ID_HANDSHAKE_RESPONSE</text:p>
        </text:list-item>
        <text:list-item>
          <text:p text:style-name="P28">138 – ID_IMAGE_DATA</text:p>
        </text:list-item>
        <text:list-item>
          <text:p text:style-name="P17">139 – ID_READY_FOR_DATA</text:p>
        </text:list-item>
      </text:list>
      <text:p text:style-name="P16"/>
      <text:h text:style-name="P6" text:outline-level="1" text:is-list-header="true">Packet definitions</text:h>
      <text:p text:style-name="P19">[135] (Stream Settings)</text:p>
      <text:p text:style-name="P25">Contains the settings for the client to use for this stream.</text:p>
      <text:p text:style-name="P21">[u32] – port</text:p>
      <text:p text:style-name="P21">[RakString] – codec name</text:p>
      <text:p text:style-name="P21">[bool] – hardware encoder toggle</text:p>
      <text:p text:style-name="P18"/>
      <text:p text:style-name="P19">[136] (Handshake initiation from client)</text:p>
      <text:p text:style-name="P22"><text:span text:style-name="T7">Gets sent upon a successful base connection to the server.</text:span></text:p>
      <text:p text:style-name="P24">[u32] – network version</text:p>
      <text:p text:style-name="P18"/>
      <text:p text:style-name="P19">[137] (Handshake response)</text:p>
      <text:p text:style-name="P22">[bool] – did our handshake match the server’s? == true if yes. <text:span text:style-name="T8">If false, then the client will be kicked from the server afterwards. </text:span></text:p>
      <text:p text:style-name="P18"/>
      <text:p text:style-name="P19">[138] (Image Data)</text:p>
      <text:p text:style-name="P23">Contains image data for encoding &amp; streaming over RTSP.</text:p>
      <text:p text:style-name="P22">[u32] – size of following data</text:p>
      <text:p text:style-name="P22"><text:tab/>[u8] – byte of image data, in RGBA format. </text:p>
      <text:p text:style-name="P18"/>
      <text:p text:style-name="P20">[139] (Ready for data)</text:p>
      <text:p text:style-name="P22">Empty packet. <text:span text:style-name="T6">Must arrive on the server before image data gets sent to the client from the serv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8053" officeooo:paragraph-rsid="000580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U2G Protocol Documentation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3T14:25:17.322000000</meta:creation-date>
    <dc:date>2023-03-13T14:58:42.527000000</dc:date>
    <meta:editing-duration>PT23M12S</meta:editing-duration>
    <meta:editing-cycles>6</meta:editing-cycles>
    <meta:generator>LibreOffice/7.3.6.2$Windows_X86_64 LibreOffice_project/c28ca90fd6e1a19e189fc16c05f8f8924961e12e</meta:generator>
    <meta:document-statistic meta:table-count="0" meta:image-count="0" meta:object-count="0" meta:page-count="4" meta:paragraph-count="55" meta:word-count="391" meta:character-count="2413" meta:non-whitespace-character-count="2044"/>
  </office:meta>
</office:document-meta>
</file>